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div</mtext>
            <mstyle mathvariant="bold">
              <mrow>
                <mi>D</mi>
              </mrow>
            </mstyle>
            <mrow>
              <mi/>
              <mo stretchy="false">=</mo>
              <mi/>
            </mrow>
            <mo stretchy="false">ρ</mo>
            <mi/>
            <mtext>(Coulomb)</mtext>
          </mrow>
        </mtd>
      </mtr>
      <mtr>
        <mtd>
          <mrow/>
        </mtd>
      </mtr>
      <mtr>
        <mtd>
          <mrow>
            <mtext>rot</mtext>
            <mstyle mathvariant="bold">
              <mrow>
                <mi>E</mi>
              </mrow>
            </mstyle>
            <mrow>
              <mi/>
              <mo stretchy="false">=</mo>
              <mrow>
                <mi/>
                <mo stretchy="false">−</mo>
                <mover accent="true">
                  <mstyle mathvariant="bold">
                    <mrow>
                      <mi>B</mi>
                    </mrow>
                  </mstyle>
                  <mo stretchy="false">˙</mo>
                </mover>
              </mrow>
            </mrow>
            <mi/>
            <mtext>(Faraday)</mtext>
          </mrow>
        </mtd>
      </mtr>
      <mtr>
        <mtd>
          <mrow/>
        </mtd>
      </mtr>
      <mtr>
        <mtd>
          <mrow>
            <mtext>rot</mtext>
            <mstyle mathvariant="bold">
              <mrow>
                <mi>H</mi>
              </mrow>
            </mstyle>
            <mrow>
              <mi/>
              <mo stretchy="false">=</mo>
              <mi/>
            </mrow>
            <mstyle mathvariant="bold">
              <mrow>
                <mi>j</mi>
              </mrow>
            </mstyle>
            <mi/>
            <mtext>(Ampère)</mtext>
          </mrow>
        </mtd>
      </mtr>
      <mtr>
        <mtd>
          <mrow/>
        </mtd>
      </mtr>
      <mtr>
        <mtd>
          <mrow>
            <mtext>div</mtext>
            <mstyle mathvariant="bold">
              <mrow>
                <mi>B</mi>
              </mrow>
            </mstyle>
            <mrow>
              <mi/>
              <mo stretchy="false">=</mo>
              <mi/>
            </mrow>
            <mn>0</mn>
          </mrow>
        </mtd>
      </mtr>
    </mtable>
    <annotation encoding="StarMath 5.0">"div" bold D `=` %rho ~```~ "(Coulomb)" newline newline
"rot" bold E `=` - dot bold B ~ "(Faraday)" newline newline
"rot" bold H `=` bold j ~~~ "(Ampère)" newline newline
"div" bold B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0:20:27.290000000</meta:creation-date>
    <meta:generator>LibreOffice/4.1.4.2$Windows_x86 LibreOffice_project/0a0440ccc0227ad9829de5f46be37cfb6edcf72</meta:generator>
  </office:meta>
</office:document-meta>
</file>